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" svg:font-family="'DejaVu Sans'" style:font-pitch="variable"/>
    <style:font-face style:name="Roboto Condensed" svg:font-family="'Roboto Condensed'" style:font-pitch="variable"/>
    <style:font-face style:name="DejaVu Sans1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0.478cm" fo:min-width="1.56cm" fo:padding-top="0.142cm" fo:padding-bottom="0.142cm" fo:padding-left="0.267cm" fo:padding-right="0.267cm"/>
    </style:style>
    <style:style style:name="gr2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0.018cm" fo:min-width="0cm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cm" fo:min-width="0cm"/>
    </style:style>
    <style:style style:name="gr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152cm" fo:min-width="0.898cm" fo:padding-top="0.142cm" fo:padding-bottom="0.142cm" fo:padding-left="0.267cm" fo:padding-right="0.267cm"/>
    </style:style>
    <style:style style:name="gr6" style:family="graphic" style:parent-style-name="standard">
      <style:graphic-properties draw:stroke="none" draw:fill="none" fo:min-height="0.56cm"/>
    </style:style>
    <style:style style:name="gr7" style:family="graphic" style:parent-style-name="objectwithoutfill">
      <style:graphic-properties draw:stroke="dash" draw:stroke-dash="Ultrafine_20_Dashed"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draw:fill="none" draw:textarea-horizontal-align="justify" draw:textarea-vertical-align="middle" draw:auto-grow-height="false" fo:min-height="0.021cm" fo:min-width="0cm"/>
    </style:style>
    <style:style style:name="gr9" style:family="graphic" style:parent-style-name="standard">
      <style:graphic-properties svg:stroke-width="0.028cm" svg:stroke-color="#000000" draw:marker-start-width="0.242cm" draw:marker-end-width="0.242cm" draw:fill="solid" draw:fill-color="#ffffff" draw:textarea-horizontal-align="justify" draw:textarea-vertical-align="middle" draw:auto-grow-height="false" fo:min-height="7.769cm" fo:min-width="0cm" fo:padding-top="0.139cm" fo:padding-bottom="0.139cm" fo:padding-left="0.264cm" fo:padding-right="0.264cm"/>
    </style:style>
    <style:style style:name="gr10" style:family="graphic" style:parent-style-name="objectwithoutfill">
      <style:graphic-properties svg:stroke-width="0.035cm" svg:stroke-color="#000000" draw:marker-start-width="0.252cm" draw:marker-end="Symmetric_20_Arrow" draw:marker-end-width="0.352cm" draw:fill="solid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cm"/>
    </style:style>
    <style:style style:name="gr12" style:family="graphic" style:parent-style-name="standard">
      <style:graphic-properties svg:stroke-width="0.028cm" svg:stroke-color="#000000" draw:marker-start-width="0.242cm" draw:marker-end-width="0.242cm" draw:fill="solid" draw:fill-color="#ffffff" draw:textarea-horizontal-align="justify" draw:textarea-vertical-align="middle" draw:auto-grow-height="false" fo:min-height="0.463cm" fo:min-width="0cm" fo:padding-top="0.139cm" fo:padding-bottom="0.139cm" fo:padding-left="0.264cm" fo:padding-right="0.264cm"/>
    </style:style>
    <style:style style:name="gr13" style:family="graphic" style:parent-style-name="standard">
      <style:graphic-properties draw:stroke="none" draw:fill="solid" draw:fill-color="#eeeeee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37cm" fo:min-width="0cm"/>
    </style:style>
    <style:style style:name="gr16" style:family="graphic" style:parent-style-name="standard">
      <style:graphic-properties svg:stroke-width="0.028cm" svg:stroke-color="#000000" draw:marker-start-width="0.242cm" draw:marker-end-width="0.242cm" draw:fill="solid" draw:fill-color="#ffffff" draw:textarea-horizontal-align="justify" draw:textarea-vertical-align="middle" draw:auto-grow-height="false" fo:min-height="1.05cm" fo:min-width="0cm" fo:padding-top="0.139cm" fo:padding-bottom="0.139cm" fo:padding-left="0.264cm" fo:padding-right="0.264cm"/>
    </style:style>
    <style:style style:name="gr17" style:family="graphic" style:parent-style-name="objectwithoutfill">
      <style:graphic-properties draw:stroke="dash" draw:stroke-dash="Fine_20_Dashed" svg:stroke-width="0.035cm" svg:stroke-color="#000000" draw:marker-start-width="0.252cm" draw:marker-end="Symmetric_20_Arrow" draw:marker-end-width="0.352cm" draw:fill="solid" draw:textarea-vertical-align="middle" fo:padding-top="0.142cm" fo:padding-bottom="0.142cm" fo:padding-left="0.267cm" fo:padding-right="0.267cm"/>
    </style:style>
    <style:style style:name="gr18" style:family="graphic" style:parent-style-name="standard">
      <style:graphic-properties svg:stroke-width="0.028cm" svg:stroke-color="#000000" draw:marker-start-width="0.242cm" draw:marker-end-width="0.242cm" draw:fill="solid" draw:fill-color="#ffffff" draw:textarea-horizontal-align="justify" draw:textarea-vertical-align="middle" draw:auto-grow-height="false" fo:min-height="0.434cm" fo:min-width="0cm" fo:padding-top="0.139cm" fo:padding-bottom="0.139cm" fo:padding-left="0.264cm" fo:padding-right="0.26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5cm" fo:min-width="0cm"/>
    </style:style>
    <style:style style:name="gr20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9.114cm" fo:min-width="10.134cm" fo:padding-top="0.142cm" fo:padding-bottom="0.142cm" fo:padding-left="0.267cm" fo:padding-right="0.267cm"/>
    </style:style>
    <style:style style:name="gr21" style:family="graphic" style:parent-style-name="standard">
      <style:graphic-properties draw:stroke="none" draw:fill="none" fo:min-height="0.7cm"/>
    </style:style>
    <style:style style:name="gr2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4.361cm" fo:min-width="10.134cm" fo:padding-top="0.142cm" fo:padding-bottom="0.142cm" fo:padding-left="0.267cm" fo:padding-right="0.267cm"/>
    </style:style>
    <style:style style:name="gr23" style:family="graphic" style:parent-style-name="standard">
      <style:graphic-properties svg:stroke-width="0.028cm" svg:stroke-color="#000000" draw:marker-start-width="0.242cm" draw:marker-end-width="0.242cm" draw:fill="solid" draw:fill-color="#ffffff" draw:textarea-horizontal-align="justify" draw:textarea-vertical-align="middle" draw:auto-grow-height="false" fo:min-height="3.38cm" fo:min-width="0cm" fo:padding-top="0.139cm" fo:padding-bottom="0.139cm" fo:padding-left="0.264cm" fo:padding-right="0.264cm"/>
    </style:style>
    <style:style style:name="gr24" style:family="graphic" style:parent-style-name="standard">
      <style:graphic-properties svg:stroke-width="0.028cm" svg:stroke-color="#000000" draw:marker-start-width="0.242cm" draw:marker-end-width="0.242cm" draw:fill="solid" draw:fill-color="#ffffff" draw:textarea-horizontal-align="justify" draw:textarea-vertical-align="middle" draw:auto-grow-height="false" fo:min-height="0.474cm" fo:min-width="0cm" fo:padding-top="0.139cm" fo:padding-bottom="0.139cm" fo:padding-left="0.264cm" fo:padding-right="0.264cm"/>
    </style:style>
    <style:style style:name="gr25" style:family="graphic" style:parent-style-name="standard">
      <style:graphic-properties svg:stroke-width="0.028cm" svg:stroke-color="#000000" draw:marker-start-width="0.242cm" draw:marker-end-width="0.242cm" draw:fill="solid" draw:fill-color="#ffffff" draw:textarea-horizontal-align="justify" draw:textarea-vertical-align="middle" draw:auto-grow-height="false" fo:min-height="0.992cm" fo:min-width="0cm" fo:padding-top="0.139cm" fo:padding-bottom="0.139cm" fo:padding-left="0.264cm" fo:padding-right="0.264cm"/>
    </style:style>
    <style:style style:name="gr26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2.389cm" fo:min-width="9.651cm" fo:padding-top="0.139cm" fo:padding-bottom="0.139cm" fo:padding-left="0.264cm" fo:padding-right="0.264cm"/>
    </style:style>
    <style:style style:name="gr27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113cm" fo:min-width="0.244cm" fo:padding-top="0.134cm" fo:padding-bottom="0.134cm" fo:padding-left="0.259cm" fo:padding-right="0.259cm"/>
    </style:style>
    <style:style style:name="gr28" style:family="graphic" style:parent-style-name="standard">
      <style:graphic-properties draw:stroke="none" draw:fill="none" fo:min-height="0.46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Roboto Condensed" fo:font-size="12pt" fo:font-weight="bold" style:font-size-asian="12pt" style:font-weight-asian="bold" style:font-size-complex="12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text-properties style:font-name="Roboto Condensed" fo:font-size="12pt" fo:font-weight="bold" style:font-size-asian="12pt" style:font-weight-asian="bold" style:font-size-complex="12pt" style:font-weight-complex="bold"/>
    </style:style>
    <style:style style:name="P6" style:family="paragraph">
      <loext:graphic-properties draw:fill="none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="none" draw:fill-color="#ffffff"/>
      <style:text-properties style:font-name="Roboto Condensed" fo:font-size="11pt" style:font-size-asian="11pt" style:font-size-complex="11pt"/>
    </style:style>
    <style:style style:name="P9" style:family="paragraph">
      <loext:graphic-properties draw:fill="none" draw:fill-color="#ffffff"/>
      <style:text-properties style:font-name="Roboto Condensed" fo:font-size="11pt" fo:font-weight="normal" style:font-size-asian="11pt" style:font-weight-asian="normal" style:font-size-complex="11pt" style:font-weight-complex="normal"/>
    </style:style>
    <style:style style:name="P10" style:family="paragraph">
      <loext:graphic-properties draw:fill="solid" draw:fill-color="#eeeeee"/>
      <style:paragraph-properties fo:text-align="center"/>
    </style:style>
    <style:style style:name="P11" style:family="paragraph">
      <loext:graphic-properties draw:fill="none"/>
      <style:text-properties style:font-name="Roboto Condensed" fo:font-size="15pt" fo:font-weight="bold" style:font-size-asian="15pt" style:font-weight-asian="bold" style:font-size-complex="15pt" style:font-weight-complex="bold"/>
    </style:style>
    <style:style style:name="P12" style:family="paragraph">
      <loext:graphic-properties draw:fill="none"/>
      <style:paragraph-properties fo:text-align="center"/>
      <style:text-properties style:font-name="Roboto Condensed" fo:font-size="11pt" style:font-size-asian="11pt" style:font-size-complex="11pt"/>
    </style:style>
    <style:style style:name="P13" style:family="paragraph">
      <loext:graphic-properties draw:fill="none"/>
      <style:text-properties fo:font-size="10pt" style:font-size-asian="10pt" style:font-size-complex="10pt"/>
    </style:style>
    <style:style style:name="T1" style:family="text">
      <style:text-properties style:font-name="Roboto Condensed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Roboto Condensed" fo:font-size="11pt" fo:font-weight="bold" style:font-size-asian="11pt" style:font-weight-asian="bold" style:font-size-complex="11pt" style:font-weight-complex="bold"/>
    </style:style>
    <style:style style:name="T3" style:family="text">
      <style:text-properties style:font-name="Roboto Condensed" fo:font-size="11pt" style:font-size-asian="11pt" style:font-size-complex="11pt"/>
    </style:style>
    <style:style style:name="T4" style:family="text">
      <style:text-properties style:font-name="Roboto Condensed" fo:font-size="11pt" fo:font-weight="normal" style:font-size-asian="11pt" style:font-weight-asian="normal" style:font-size-complex="11pt" style:font-weight-complex="normal"/>
    </style:style>
    <style:style style:name="T5" style:family="text">
      <style:text-properties style:font-name="Roboto Condensed" fo:font-size="15pt" fo:font-weight="bold" style:font-size-asian="15pt" style:font-weight-asian="bold" style:font-size-complex="15pt" style:font-weight-complex="bold"/>
    </style:style>
    <style:style style:name="T6" style:family="text">
      <style:text-properties style:font-name="Roboto Condensed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2.094cm" svg:height="0.762cm" svg:x="4.505cm" svg:y="0.127cm">
          <text:p text:style-name="P1"><text:span text:style-name="T1">Editor</text:span></text:p>
          <draw:enhanced-geometry svg:viewBox="0 0 21600 21600" draw:type="rectangle" draw:enhanced-path="M 0 0 L 21600 0 21600 21600 0 21600 0 0 Z N"/>
        </draw:custom-shape>
        <draw:g xml:id="id3" draw:id="id3">
          <draw:g>
            <draw:custom-shape draw:style-name="gr2" draw:text-style-name="P3" xml:id="id1" draw:id="id1" draw:layer="layout" svg:width="0.446cm" svg:height="0.426cm" svg:x="1.038cm" svg:y="0.221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connector draw:style-name="gr3" draw:text-style-name="P4" xml:id="id2" draw:id="id2" draw:layer="layout" draw:type="line" svg:x1="1.261cm" svg:y1="0.647cm" svg:x2="1.259cm" svg:y2="1.073cm" draw:start-shape="id1" draw:start-glue-point="8" svg:d="M1261 647l-2 426" svg:viewBox="0 0 3 427">
              <text:p/>
            </draw:connector>
            <draw:connector draw:style-name="gr3" draw:text-style-name="P4" draw:layer="layout" draw:type="line" svg:x1="1.481cm" svg:y1="0.814cm" svg:x2="1.041cm" svg:y2="0.813cm" svg:d="M1481 814l-440-1" svg:viewBox="0 0 441 2">
              <text:p/>
            </draw:connector>
            <draw:connector draw:style-name="gr3" draw:text-style-name="P4" draw:layer="layout" draw:type="line" svg:x1="1.259cm" svg:y1="1.073cm" svg:x2="1.144cm" svg:y2="1.35cm" draw:start-shape="id2" draw:start-glue-point="3" svg:d="M1259 1073l-115 277" svg:viewBox="0 0 116 278">
              <text:p/>
            </draw:connector>
            <draw:connector draw:style-name="gr3" draw:text-style-name="P4" draw:layer="layout" draw:type="line" svg:x1="1.259cm" svg:y1="1.073cm" svg:x2="1.379cm" svg:y2="1.352cm" draw:start-shape="id2" draw:start-glue-point="3" svg:d="M1259 1073l120 279" svg:viewBox="0 0 121 280">
              <text:p/>
            </draw:connector>
          </draw:g>
          <draw:frame draw:style-name="gr4" draw:text-style-name="P5" draw:layer="layout" svg:width="1.277cm" svg:height="0.81cm" svg:x="0.701cm" svg:y="1.137cm">
            <draw:text-box>
              <text:p><text:span text:style-name="T1">User</text:span></text:p>
            </draw:text-box>
          </draw:frame>
        </draw:g>
        <draw:custom-shape draw:style-name="gr5" draw:text-style-name="P2" draw:layer="layout" svg:width="1.397cm" svg:height="0.762cm" svg:x="9.094cm" svg:y="0.1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6" draw:text-style-name="P6" draw:layer="layout" svg:width="2.531cm" svg:height="0.81cm" svg:x="8.651cm" svg:y="0.811cm">
          <draw:text-box>
            <text:p><text:span text:style-name="T1">File System</text:span></text:p>
          </draw:text-box>
        </draw:frame>
        <draw:connector draw:style-name="gr7" draw:text-style-name="P4" draw:layer="layout" draw:type="line" svg:x1="1.339cm" svg:y1="1.947cm" svg:x2="1.35cm" svg:y2="16.805cm" draw:start-shape="id3" draw:start-glue-point="2" svg:d="M1339 1947l11 14858" svg:viewBox="0 0 12 14859">
          <text:p/>
        </draw:connector>
        <draw:custom-shape draw:style-name="gr8" draw:text-style-name="P3" draw:layer="layout" svg:width="0.381cm" svg:height="0.381cm" svg:x="1.616cm" svg:y="13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381cm" svg:height="0.381cm" svg:x="1.362cm" svg:y="1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line" svg:x1="5.552cm" svg:y1="0.889cm" svg:x2="5.543cm" svg:y2="16.841cm" draw:start-shape="id4" draw:start-glue-point="2" svg:d="M5552 889l-9 15952" svg:viewBox="0 0 10 15953">
          <text:p/>
        </draw:connector>
        <draw:connector draw:style-name="gr7" draw:text-style-name="P4" draw:layer="layout" draw:type="line" svg:x1="9.916cm" svg:y1="1.621cm" svg:x2="9.921cm" svg:y2="16.974cm" svg:d="M9916 1621l5 15353" svg:viewBox="0 0 6 15354">
          <text:p/>
        </draw:connector>
        <draw:custom-shape draw:style-name="gr9" draw:text-style-name="P7" xml:id="id5" draw:id="id5" draw:layer="layout" svg:width="0.254cm" svg:height="8.047cm" svg:x="5.326cm" svg:y="3.129cm">
          <text:p/>
          <draw:enhanced-geometry svg:viewBox="0 0 21600 21600" draw:type="rectangle" draw:enhanced-path="M 0 0 L 21600 0 21600 21600 0 21600 0 0 Z N"/>
        </draw:custom-shape>
        <draw:connector draw:style-name="gr10" draw:text-style-name="P4" draw:layer="layout" draw:type="line" svg:x1="1.216cm" svg:y1="3.123cm" svg:x2="5.453cm" svg:y2="3.129cm" draw:end-shape="id5" svg:d="M1216 3123l4237 6" svg:viewBox="0 0 4238 7">
          <text:p/>
        </draw:connector>
        <draw:frame draw:style-name="gr11" draw:text-style-name="P8" draw:layer="layout" svg:width="4.207cm" svg:height="0.763cm" svg:x="1.119cm" svg:y="2.467cm">
          <draw:text-box>
            <text:p><text:span text:style-name="T2">1. </text:span><text:span text:style-name="T3">Open a P system file.</text:span></text:p>
          </draw:text-box>
        </draw:frame>
        <draw:frame draw:style-name="gr11" draw:text-style-name="P9" draw:layer="layout" svg:width="4.034cm" svg:height="0.763cm" svg:x="5.58cm" svg:y="2.886cm">
          <draw:text-box>
            <text:p><text:span text:style-name="T2">2. </text:span><text:span text:style-name="T4">Read P system file.</text:span></text:p>
          </draw:text-box>
        </draw:frame>
        <draw:custom-shape draw:style-name="gr12" draw:text-style-name="P7" xml:id="id9" draw:id="id9" draw:layer="Layer4" svg:width="0.254cm" svg:height="0.741cm" svg:x="5.499cm" svg:y="5.74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xml:id="id6" draw:id="id6" draw:layer="Layer4" svg:width="0.127cm" svg:height="0.127cm" svg:x="5.372cm" svg:y="5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xml:id="id7" draw:id="id7" draw:layer="Layer4" svg:width="0.127cm" svg:height="0.127cm" svg:x="6.223cm" svg:y="5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xml:id="id8" draw:id="id8" draw:layer="Layer4" svg:width="0.127cm" svg:height="0.127cm" svg:x="6.223cm" svg:y="5.6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er4" draw:type="line" svg:x1="5.499cm" svg:y1="5.427cm" svg:x2="6.223cm" svg:y2="5.427cm" draw:start-shape="id6" draw:start-glue-point="10" draw:end-shape="id7" draw:end-glue-point="6" svg:d="M5499 5427h724" svg:viewBox="0 0 725 1">
          <text:p/>
        </draw:connector>
        <draw:connector draw:style-name="gr3" draw:text-style-name="P4" draw:layer="Layer4" draw:type="line" svg:x1="6.223cm" svg:y1="5.427cm" svg:x2="6.223cm" svg:y2="5.735cm" draw:start-shape="id7" draw:start-glue-point="6" draw:end-shape="id8" draw:end-glue-point="6" svg:d="M6223 5427v308" svg:viewBox="0 0 1 309">
          <text:p/>
        </draw:connector>
        <draw:connector draw:style-name="gr10" draw:text-style-name="P4" draw:layer="Layer4" draw:type="line" svg:x1="6.223cm" svg:y1="5.734cm" svg:x2="5.626cm" svg:y2="5.744cm" draw:start-shape="id8" draw:end-shape="id9" draw:end-glue-point="0" svg:d="M6223 5734l-597 10" svg:viewBox="0 0 598 11">
          <text:p/>
        </draw:connector>
        <draw:frame draw:style-name="gr15" draw:text-style-name="P9" draw:layer="Layer4" svg:width="3.691cm" svg:height="1.787cm" svg:x="6.115cm" svg:y="5.034cm">
          <draw:text-box>
            <text:p><text:span text:style-name="T2">4. </text:span><text:span text:style-name="T4">Parser the file. Build internal P system model.</text:span></text:p>
          </draw:text-box>
        </draw:frame>
        <draw:custom-shape draw:style-name="gr14" draw:text-style-name="P7" draw:layer="Layer4" svg:width="0.127cm" svg:height="0.127cm" svg:x="5.372cm" svg:y="5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er4" svg:width="0.254cm" svg:height="1.328cm" svg:x="9.726cm" svg:y="3.452cm">
          <text:p/>
          <draw:enhanced-geometry svg:viewBox="0 0 21600 21600" draw:type="rectangle" draw:enhanced-path="M 0 0 L 21600 0 21600 21600 0 21600 0 0 Z N"/>
        </draw:custom-shape>
        <draw:frame draw:style-name="gr11" draw:text-style-name="P9" draw:layer="Layer4" svg:width="3.543cm" svg:height="0.763cm" svg:x="5.72cm" svg:y="4.091cm">
          <draw:text-box>
            <text:p><text:span text:style-name="T2">3. </text:span><text:span text:style-name="T4">Read successful.</text:span></text:p>
          </draw:text-box>
        </draw:frame>
        <draw:custom-shape draw:style-name="gr16" draw:text-style-name="P7" draw:layer="Layer4" svg:width="0.254cm" svg:height="1.328cm" svg:x="5.426cm" svg:y="3.452cm">
          <text:p/>
          <draw:enhanced-geometry svg:viewBox="0 0 21600 21600" draw:type="rectangle" draw:enhanced-path="M 0 0 L 21600 0 21600 21600 0 21600 0 0 Z N"/>
        </draw:custom-shape>
        <draw:connector draw:style-name="gr10" draw:text-style-name="P4" draw:layer="Layer4" draw:type="line" svg:x1="5.551cm" svg:y1="3.467cm" svg:x2="9.725cm" svg:y2="3.469cm" svg:d="M5551 3467l4174 2" svg:viewBox="0 0 4175 3">
          <text:p/>
        </draw:connector>
        <draw:line draw:style-name="gr17" draw:text-style-name="P4" draw:layer="Layer4" svg:x1="9.644cm" svg:y1="4.78cm" svg:x2="5.58cm" svg:y2="4.78cm">
          <text:p/>
        </draw:line>
        <draw:custom-shape draw:style-name="gr18" draw:text-style-name="P7" xml:id="id13" draw:id="id13" draw:layer="Layer4" svg:width="0.254cm" svg:height="0.712cm" svg:x="5.499cm" svg:y="7.55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xml:id="id10" draw:id="id10" draw:layer="Layer4" svg:width="0.127cm" svg:height="0.127cm" svg:x="5.372cm" svg:y="7.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xml:id="id11" draw:id="id11" draw:layer="Layer4" svg:width="0.127cm" svg:height="0.127cm" svg:x="6.223cm" svg:y="7.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xml:id="id12" draw:id="id12" draw:layer="Layer4" svg:width="0.127cm" svg:height="0.127cm" svg:x="6.223cm" svg:y="7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er4" draw:type="line" svg:x1="5.499cm" svg:y1="7.234cm" svg:x2="6.223cm" svg:y2="7.234cm" draw:start-shape="id10" draw:start-glue-point="10" draw:end-shape="id11" draw:end-glue-point="6" svg:d="M5499 7234h724" svg:viewBox="0 0 725 1">
          <text:p/>
        </draw:connector>
        <draw:connector draw:style-name="gr3" draw:text-style-name="P4" draw:layer="Layer4" draw:type="line" svg:x1="6.223cm" svg:y1="7.234cm" svg:x2="6.223cm" svg:y2="7.542cm" draw:start-shape="id11" draw:start-glue-point="6" draw:end-shape="id12" draw:end-glue-point="6" svg:d="M6223 7234v308" svg:viewBox="0 0 1 309">
          <text:p/>
        </draw:connector>
        <draw:connector draw:style-name="gr10" draw:text-style-name="P4" draw:layer="Layer4" draw:type="line" svg:x1="6.223cm" svg:y1="7.541cm" svg:x2="5.626cm" svg:y2="7.551cm" draw:start-shape="id12" draw:end-shape="id13" draw:end-glue-point="0" svg:d="M6223 7541l-597 10" svg:viewBox="0 0 598 11">
          <text:p/>
        </draw:connector>
        <draw:custom-shape draw:style-name="gr14" draw:text-style-name="P7" draw:layer="Layer4" svg:width="0.127cm" svg:height="0.127cm" svg:x="5.372cm" svg:y="7.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9" draw:layer="Layer4" svg:width="3.272cm" svg:height="1.275cm" svg:x="6.088cm" svg:y="6.773cm">
          <draw:text-box>
            <text:p><text:span text:style-name="T2">5. </text:span><text:span text:style-name="T4">Generate view of the P system.</text:span></text:p>
          </draw:text-box>
        </draw:frame>
        <draw:line draw:style-name="gr17" draw:text-style-name="P4" draw:layer="Layer4" svg:x1="5.58cm" svg:y1="8.244cm" svg:x2="1.262cm" svg:y2="8.244cm">
          <text:p/>
        </draw:line>
        <draw:frame draw:style-name="gr19" draw:text-style-name="P9" draw:layer="Layer4" svg:width="3.272cm" svg:height="1.275cm" svg:x="1.597cm" svg:y="7.558cm">
          <draw:text-box>
            <text:p><text:span text:style-name="T2">6. </text:span><text:span text:style-name="T4">Show view of the P system.</text:span></text:p>
          </draw:text-box>
        </draw:frame>
        <draw:custom-shape draw:style-name="gr20" draw:text-style-name="P3" draw:layer="Layer4" svg:width="10.668cm" svg:height="9.398cm" svg:x="0.154cm" svg:y="2.413cm">
          <text:p/>
          <draw:enhanced-geometry svg:viewBox="0 0 21600 21600" draw:type="rectangle" draw:enhanced-path="M 0 0 L 21600 0 21600 21600 0 21600 0 0 Z N"/>
        </draw:custom-shape>
        <draw:frame draw:style-name="gr21" draw:text-style-name="P11" draw:layer="Layer4" svg:width="4.164cm" svg:height="0.95cm" draw:transform="rotate (1.56573487196411) translate (-0.06cm 8.782cm)">
          <draw:text-box>
            <text:p><text:span text:style-name="T5">View A System</text:span></text:p>
          </draw:text-box>
        </draw:frame>
        <draw:custom-shape draw:style-name="gr22" draw:text-style-name="P3" draw:layer="Layer4" svg:width="10.668cm" svg:height="4.645cm" svg:x="0.127cm" svg:y="11.992cm">
          <text:p/>
          <draw:enhanced-geometry svg:viewBox="0 0 21600 21600" draw:type="rectangle" draw:enhanced-path="M 0 0 L 21600 0 21600 21600 0 21600 0 0 Z N"/>
        </draw:custom-shape>
        <draw:frame draw:style-name="gr21" draw:text-style-name="P11" draw:layer="Layer4" svg:width="4.164cm" svg:height="0.95cm" draw:transform="rotate (1.56573487196411) translate (0.041cm 16.483cm)">
          <draw:text-box>
            <text:p><text:span text:style-name="T5">Modify A System</text:span></text:p>
          </draw:text-box>
        </draw:frame>
        <draw:frame draw:style-name="gr11" draw:text-style-name="P8" draw:layer="Layer4" svg:width="4.368cm" svg:height="0.763cm" svg:x="1.22cm" svg:y="12.005cm">
          <draw:text-box>
            <text:p><text:span text:style-name="T2">1. </text:span><text:span text:style-name="T4">Modify the P system</text:span><text:span text:style-name="T3">.</text:span></text:p>
          </draw:text-box>
        </draw:frame>
        <draw:connector draw:style-name="gr10" draw:text-style-name="P4" draw:layer="Layer4" draw:type="line" svg:x1="1.336cm" svg:y1="9.76cm" svg:x2="5.454cm" svg:y2="9.767cm" svg:d="M1336 9760l4118 7" svg:viewBox="0 0 4119 8">
          <text:p/>
        </draw:connector>
        <draw:frame draw:style-name="gr19" draw:text-style-name="P8" draw:layer="Layer4" svg:width="3.352cm" svg:height="1.275cm" svg:x="1.52cm" svg:y="9.105cm">
          <draw:text-box>
            <text:p><text:span text:style-name="T2">7. </text:span><text:span text:style-name="T4">Change viewing </text:span></text:p>
            <text:p text:style-name="P1"><text:span text:style-name="T4">parameters</text:span><text:span text:style-name="T3">.</text:span></text:p>
          </draw:text-box>
        </draw:frame>
        <draw:custom-shape draw:style-name="gr18" draw:text-style-name="P7" xml:id="id17" draw:id="id17" draw:layer="Layer4" svg:width="0.254cm" svg:height="0.712cm" svg:x="5.499cm" svg:y="10.45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xml:id="id14" draw:id="id14" draw:layer="Layer4" svg:width="0.127cm" svg:height="0.127cm" svg:x="5.372cm" svg:y="10.0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xml:id="id15" draw:id="id15" draw:layer="Layer4" svg:width="0.127cm" svg:height="0.127cm" svg:x="6.223cm" svg:y="10.0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xml:id="id16" draw:id="id16" draw:layer="Layer4" svg:width="0.127cm" svg:height="0.127cm" svg:x="6.223cm" svg:y="10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er4" draw:type="line" svg:x1="5.499cm" svg:y1="10.141cm" svg:x2="6.223cm" svg:y2="10.141cm" draw:start-shape="id14" draw:start-glue-point="10" draw:end-shape="id15" draw:end-glue-point="6" svg:d="M5499 10141h724" svg:viewBox="0 0 725 1">
          <text:p/>
        </draw:connector>
        <draw:connector draw:style-name="gr3" draw:text-style-name="P4" draw:layer="Layer4" draw:type="line" svg:x1="6.223cm" svg:y1="10.141cm" svg:x2="6.223cm" svg:y2="10.449cm" draw:start-shape="id15" draw:start-glue-point="6" draw:end-shape="id16" draw:end-glue-point="6" svg:d="M6223 10141v308" svg:viewBox="0 0 1 309">
          <text:p/>
        </draw:connector>
        <draw:connector draw:style-name="gr10" draw:text-style-name="P4" draw:layer="Layer4" draw:type="line" svg:x1="6.223cm" svg:y1="10.448cm" svg:x2="5.626cm" svg:y2="10.458cm" draw:start-shape="id16" draw:end-shape="id17" draw:end-glue-point="0" svg:d="M6223 10448l-597 10" svg:viewBox="0 0 598 11">
          <text:p/>
        </draw:connector>
        <draw:custom-shape draw:style-name="gr14" draw:text-style-name="P7" draw:layer="Layer4" svg:width="0.127cm" svg:height="0.127cm" svg:x="5.372cm" svg:y="10.0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9" draw:layer="Layer4" svg:width="3.845cm" svg:height="1.275cm" svg:x="6.188cm" svg:y="9.58cm">
          <draw:text-box>
            <text:p><text:span text:style-name="T2">8. </text:span><text:span text:style-name="T4">Generate new view of the P system.</text:span></text:p>
          </draw:text-box>
        </draw:frame>
        <draw:line draw:style-name="gr17" draw:text-style-name="P4" draw:layer="Layer4" svg:x1="5.588cm" svg:y1="11.137cm" svg:x2="1.27cm" svg:y2="11.137cm">
          <text:p/>
        </draw:line>
        <draw:frame draw:style-name="gr19" draw:text-style-name="P9" draw:layer="Layer4" svg:width="3.272cm" svg:height="1.275cm" svg:x="1.605cm" svg:y="10.451cm">
          <draw:text-box>
            <text:p><text:span text:style-name="T2">9. </text:span><text:span text:style-name="T4">Show new view of the P system.</text:span></text:p>
          </draw:text-box>
        </draw:frame>
        <draw:custom-shape draw:style-name="gr23" draw:text-style-name="P7" draw:layer="Layer4" svg:width="0.254cm" svg:height="3.658cm" svg:x="5.462cm" svg:y="12.652cm">
          <text:p/>
          <draw:enhanced-geometry svg:viewBox="0 0 21600 21600" draw:type="rectangle" draw:enhanced-path="M 0 0 L 21600 0 21600 21600 0 21600 0 0 Z N"/>
        </draw:custom-shape>
        <draw:connector draw:style-name="gr10" draw:text-style-name="P4" draw:layer="Layer4" draw:type="line" svg:x1="1.301cm" svg:y1="12.667cm" svg:x2="5.538cm" svg:y2="12.673cm" svg:d="M1301 12667l4237 6" svg:viewBox="0 0 4238 7">
          <text:p/>
        </draw:connector>
        <draw:custom-shape draw:style-name="gr24" draw:text-style-name="P7" xml:id="id21" draw:id="id21" draw:layer="Layer4" svg:width="0.254cm" svg:height="0.752cm" svg:x="5.599cm" svg:y="13.14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xml:id="id18" draw:id="id18" draw:layer="Layer4" svg:width="0.127cm" svg:height="0.127cm" svg:x="5.472cm" svg:y="12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xml:id="id19" draw:id="id19" draw:layer="Layer4" svg:width="0.127cm" svg:height="0.127cm" svg:x="6.323cm" svg:y="12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xml:id="id20" draw:id="id20" draw:layer="Layer4" svg:width="0.127cm" svg:height="0.127cm" svg:x="6.323cm" svg:y="13.0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er4" draw:type="line" svg:x1="5.599cm" svg:y1="12.828cm" svg:x2="6.323cm" svg:y2="12.828cm" draw:start-shape="id18" draw:start-glue-point="10" draw:end-shape="id19" draw:end-glue-point="6" svg:d="M5599 12828h724" svg:viewBox="0 0 725 1">
          <text:p/>
        </draw:connector>
        <draw:connector draw:style-name="gr3" draw:text-style-name="P4" draw:layer="Layer4" draw:type="line" svg:x1="6.323cm" svg:y1="12.828cm" svg:x2="6.323cm" svg:y2="13.136cm" draw:start-shape="id19" draw:start-glue-point="6" draw:end-shape="id20" draw:end-glue-point="6" svg:d="M6323 12828v308" svg:viewBox="0 0 1 309">
          <text:p/>
        </draw:connector>
        <draw:connector draw:style-name="gr10" draw:text-style-name="P4" draw:layer="Layer4" draw:type="line" svg:x1="6.323cm" svg:y1="13.135cm" svg:x2="5.726cm" svg:y2="13.145cm" draw:start-shape="id20" draw:end-shape="id21" draw:end-glue-point="0" svg:d="M6323 13135l-597 10" svg:viewBox="0 0 598 11">
          <text:p/>
        </draw:connector>
        <draw:frame draw:style-name="gr19" draw:text-style-name="P9" draw:layer="Layer4" svg:width="3.691cm" svg:height="1.275cm" svg:x="6.215cm" svg:y="12.435cm">
          <draw:text-box>
            <text:p><text:span text:style-name="T2">2. </text:span><text:span text:style-name="T4">Update internal P system model.</text:span></text:p>
          </draw:text-box>
        </draw:frame>
        <draw:custom-shape draw:style-name="gr14" draw:text-style-name="P7" draw:layer="Layer4" svg:width="0.127cm" svg:height="0.127cm" svg:x="5.472cm" svg:y="12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9" draw:layer="Layer4" svg:width="3.907cm" svg:height="1.275cm" svg:x="5.721cm" svg:y="14.03cm">
          <draw:text-box>
            <text:p><text:span text:style-name="T2">3. </text:span><text:span text:style-name="T4">Save interal P system model to file.</text:span></text:p>
          </draw:text-box>
        </draw:frame>
        <draw:custom-shape draw:style-name="gr25" draw:text-style-name="P7" draw:layer="Layer4" svg:width="0.254cm" svg:height="1.27cm" svg:x="9.828cm" svg:y="14.692cm">
          <text:p/>
          <draw:enhanced-geometry svg:viewBox="0 0 21600 21600" draw:type="rectangle" draw:enhanced-path="M 0 0 L 21600 0 21600 21600 0 21600 0 0 Z N"/>
        </draw:custom-shape>
        <draw:connector draw:style-name="gr10" draw:text-style-name="P4" draw:layer="Layer4" draw:type="line" svg:x1="5.653cm" svg:y1="14.707cm" svg:x2="9.827cm" svg:y2="14.709cm" svg:d="M5653 14707l4174 2" svg:viewBox="0 0 4175 3">
          <text:p/>
        </draw:connector>
        <draw:frame draw:style-name="gr11" draw:text-style-name="P9" draw:layer="Layer4" svg:width="2.79cm" svg:height="0.763cm" svg:x="5.822cm" svg:y="15.331cm">
          <draw:text-box>
            <text:p><text:span text:style-name="T2">4. </text:span><text:span text:style-name="T4">File saved.</text:span></text:p>
          </draw:text-box>
        </draw:frame>
        <draw:custom-shape draw:style-name="gr25" draw:text-style-name="P7" draw:layer="Layer4" svg:width="0.254cm" svg:height="1.27cm" svg:x="5.564cm" svg:y="14.692cm">
          <text:p/>
          <draw:enhanced-geometry svg:viewBox="0 0 21600 21600" draw:type="rectangle" draw:enhanced-path="M 0 0 L 21600 0 21600 21600 0 21600 0 0 Z N"/>
        </draw:custom-shape>
        <draw:line draw:style-name="gr17" draw:text-style-name="P4" draw:layer="Layer4" svg:x1="9.882cm" svg:y1="15.997cm" svg:x2="5.564cm" svg:y2="15.997cm">
          <text:p/>
        </draw:line>
        <draw:custom-shape draw:style-name="gr26" draw:text-style-name="P3" draw:layer="Layer4" svg:width="10.179cm" svg:height="2.667cm" svg:x="0.362cm" svg:y="9.01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2" draw:layer="Layer4" svg:width="0.762cm" svg:height="0.381cm" svg:x="0.381cm" svg:y="9.017cm">
          <text:p text:style-name="P1"><text:span text:style-name="T3">Alt</text:span></text:p>
          <draw:enhanced-geometry svg:viewBox="0 0 21600 21600" draw:type="rectangle" draw:enhanced-path="M 0 0 L 21600 0 21600 21600 0 21600 0 0 Z N"/>
        </draw:custom-shape>
        <draw:frame draw:style-name="gr28" draw:text-style-name="P13" draw:layer="Layer4" svg:width="2.475cm" svg:height="0.712cm" draw:transform="rotate (1.57760311087767) translate (0.371cm 11.838cm)">
          <draw:text-box>
            <text:p><text:span text:style-name="T6">[View change]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" svg:font-family="'DejaVu Sans'" style:font-pitch="variable"/>
    <style:font-face style:name="Roboto Condensed" svg:font-family="'Roboto Condensed'" style:font-pitch="variable"/>
    <style:font-face style:name="DejaVu Sans1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.922cm" fo:page-height="17.0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2-02T11:49:08.154871073</meta:creation-date>
    <dc:date>2019-12-02T20:40:35.015642404</dc:date>
    <meta:editing-duration>PT7H45M1S</meta:editing-duration>
    <meta:editing-cycles>50</meta:editing-cycles>
    <meta:generator>LibreOffice/6.3.3.2.0$Linux_X86_64 LibreOffice_project/30$Build-2</meta:generator>
    <meta:document-statistic meta:object-count="83"/>
  </office:meta>
</office:document-meta>
</file>